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2cm" fo:margin-right="0cm" fo:margin-top="0cm" fo:margin-bottom="0cm" fo:text-indent="0cm" style:auto-text-indent="false"/>
      <style:text-properties style:font-name="Courier New" fo:font-size="8pt" style:font-size-asian="8pt" style:font-size-complex="8pt"/>
    </style:style>
    <style:style style:name="P2" style:family="paragraph" style:parent-style-name="Heading_20_2" style:list-style-name=""/>
    <style:style style:name="P3" style:family="paragraph" style:parent-style-name="Text_20_body_20_indent">
      <style:paragraph-properties fo:margin-left="2cm" fo:margin-right="0cm" fo:margin-top="0cm" fo:margin-bottom="0cm" fo:text-indent="0cm" style:auto-text-indent="false"/>
      <style:text-properties style:font-name="Courier New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1.InformaçõessobreosCenários"/>1. Objetivo do documento</text:h>
      <text:p text:style-name="Text_20_body"><text:tab/>Definir <text:span text:style-name="T1">classes, identificadores e propriedades mais utilizadas e organizar informações visando a construção de temas para o Expresso 3.0.</text:span></text:p>
      <text:h text:style-name="Heading_20_1" text:outline-level="1">2. Estrutura Básica</text:h>
      <text:p text:style-name="Text_20_body"><text:tab/>As regras de estilo deverão estar em um arquivo de folha de estilos (<text:span text:style-name="T2">&lt;tema&gt;.css</text:span>) localizado de acordo com as Regras de Negócio de Criação de Temas e Instalação de Temas.</text:p>
      <text:h text:style-name="Heading_20_1" text:outline-level="1">3. Template</text:h>
      <text:p text:style-name="Text_20_body"><text:tab/>Como base para construção do tema, utilizar a estrutura básica (<text:span text:style-name="T2">template-tema-expresso.css</text:span>) preparada para isto. Ela contém comentários e as pastas básicas replicando a estrutura padrão.</text:p>
      <text:h text:style-name="Heading_20_1" text:outline-level="1">4. Estrutura do arquivo de template do CSS</text:h>
      <text:p text:style-name="Text_20_body"><text:tab/>O arquivo template da folha de estilos está dividido em partes, de acordo com a sua utilidade. Cada parte contém um comentário sobre a sua utilização, assim como cada classe ou identificador css também contém um comentário. As propriedades mais utilizadas em cada classe ou identificador css também estão indicadas, seguidas do valor <text:span text:style-name="T2">!important</text:span>, caso este seja necessário para a correta atribuição do estilo à pagina.</text:p>
      <text:p text:style-name="P1">/* PRIMEIRA PARTE */ </text:p>
      <text:p text:style-name="P1">/****************************/ </text:p>
      <text:p text:style-name="P1">/* reseta o css padrao <text:s text:c="5"/>*/ </text:p>
      <text:p text:style-name="P1">/****************************/ </text:p>
      <text:p text:style-name="P1">/* descrição da utilização do identificador ou classe css */ </text:p>
      <text:p text:style-name="P1">/* comentário a utilização */</text:p>
      <text:p text:style-name="P1">.&lt;classe-css || identificador-css&gt; { </text:p>
      <text:p text:style-name="P1"><text:tab/>&lt;propriedade-css&gt;: &lt;valor-da-propriedade&gt;; </text:p>
      <text:p text:style-name="P1">} </text:p>
      <text:h text:style-name="Heading_20_2" text:outline-level="2">4.1 <text:s/>Reset do estilo do Tine 2.0</text:h>
      <text:p text:style-name="Text_20_body"><text:tab/>A primeira parte do template contém regras de estilo para resetar o estilo padrão do Tine 2.0. É recomendado não ser alterado ou excluído. Caso seja necessária a alteração ou inclusão de alguma propriedade, deve-se fazer isto a partir da segunda parte do template.</text:p>
      <text:h text:style-name="P2" text:outline-level="2">4.2 <text:s/>Estilo geral</text:h>
      <text:p text:style-name="Text_20_body"><text:tab/>A segunda parte do template contém regras de estilo que se aplicam a todas as telas do Expresso 3.0. </text:p>
      <text:h text:style-name="P2" text:outline-level="2">4.3 <text:s/>Estilo da tela de login</text:h>
      <text:p text:style-name="Text_20_body"><text:tab/>A terceira parte do template contém regras de estilo para a tela de login do Expresso 3.0. A tela de login utiliza o mesmo arquivo css da tela do usuário já logado (tela das aplicações), sendo que o esqueleto básico do HTML de ambas as telas é gerado pelo arquivo <text:span text:style-name="T2">/Tinebase/views/jsclient.php</text:span>. </text:p>
      <text:h text:style-name="Heading_20_2" text:outline-level="2"><text:soft-page-break/>4.4 <text:s/>Estilo da tela de aplicações</text:h>
      <text:p text:style-name="Text_20_body"><text:tab/>A quarta parte do template contém regras de estilo para a tela das aplicações do Expresso 3.0. Como o esqueleto das telas de login e de aplicações são comuns, gerados pelo arquivo <text:span text:style-name="T2">/Tinebase/views/jsclient.php</text:span>, durante a carga da tela do usuário logado (tela das aplicações) é exibido o fundo da tela definida para o login, embora sem a caixa do formulário de login. Quando o ExtJS termina a montagem do código HTML da tela das aplicações, porém, a tela de fundo do login é sobreposta.</text:p>
      <text:h text:style-name="Heading_20_2" text:outline-level="2">4.5 <text:s/>Estilo das telas popup</text:h>
      <text:p text:style-name="Text_20_body"><text:tab/>A quinta parte do template contém regras de estilo para as telas de mensagens, alertas, progresso e demais popups do Expresso 3.0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Silva</meta:initial-creator>
    <meta:creation-date>2011-12-07T09:14:03</meta:creation-date>
    <dc:date>2011-12-22T12:02:43</dc:date>
    <meta:editing-duration>PT14H21M06S</meta:editing-duration>
    <meta:editing-cycles>39</meta:editing-cycles>
    <meta:generator>BrOffice.org/3.1$Linux OpenOffice.org_project/310m11$Build-9399</meta:generator>
    <meta:document-statistic meta:table-count="0" meta:image-count="0" meta:object-count="0" meta:page-count="2" meta:paragraph-count="27" meta:word-count="438" meta:character-count="2713"/>
  </office:meta>
</office:document-meta>
</file>